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Tut 1</text:p>
      <text:p text:style-name="Standard">Chaitanya Ambegaonakar</text:p>
      <text:p text:style-name="Standard">C 05</text:p>
      <text:p text:style-name="Standard"/>
      <text:p text:style-name="Standard">cal – calender( can have agrs with -)</text:p>
      <text:p text:style-name="Standard">ls - directory</text:p>
      <text:p text:style-name="Standard">who – who is using the system</text:p>
      <text:p text:style-name="Standard">date – date (+%D)</text:p>
      <text:p text:style-name="Standard">to take take help – man “Command” and to quit we use q</text:p>
      <text:p text:style-name="Standard">ps</text:p>
      <text:p text:style-name="Standard"/>
      <text:p text:style-name="Standard">ls : to see all the files</text:p>
      <text:p text:style-name="Standard">ls -a : to check all the hidden files</text:p>
      <text:p text:style-name="Standard">ls -l : -rw<text:tab/>-rw<text:tab/>r--<text:tab/>1<text:tab/>stud<text:tab/>stud<text:tab/>a<text:tab/>time<text:tab/><text:tab/>37.c</text:p>
      <text:p text:style-name="Standard"><text:tab/>owner<text:tab/>group<text:tab/>other<text:tab/>linked<text:tab/><text:tab/><text:tab/><text:tab/>creation<text:tab/>name</text:p>
      <text:list xml:id="list954788686" text:style-name="L1">
        <text:list-item>
          <text:p text:style-name="P2">- ordinary</text:p>
        </text:list-item>
        <text:list-item>
          <text:p text:style-name="P2">d directory</text:p>
        </text:list-item>
        <text:list-item>
          <text:p text:style-name="P2">c </text:p>
        </text:list-item>
        <text:list-item>
          <text:p text:style-name="P2">s sign</text:p>
        </text:list-item>
        <text:list-item>
          <text:p text:style-name="P2">l link</text:p>
        </text:list-item>
      </text:list>
      <text:p text:style-name="Standard">ls f* : starting from f</text:p>
      <text:p text:style-name="Standard">ls |wc -l : redirecting op of 1 into in of other</text:p>
      <text:p text:style-name="Standard"/>
      <text:p text:style-name="Standard">to change the permissions : chmod (catagory/ies) assign(+)/remove(-) permission</text:p>
      <text:p text:style-name="Standard">chmod 726(7 for owner, 2 for group, 6 for others)</text:p>
      <text:p text:style-name="Standard">rwx</text:p>
      <text:p text:style-name="Standard">100<text:tab/>4</text:p>
      <text:p text:style-name="Standard">010<text:tab/>2</text:p>
      <text:p text:style-name="Standard">001<text:tab/>1</text:p>
      <text:p text:style-name="Standard">111<text:tab/>7</text:p>
      <text:p text:style-name="Standard"/>
      <text:p text:style-name="Standard">cmp compare: line </text:p>
      <text:p text:style-name="Standard">comm: comman {-1st&amp;//-2nd/-3rd} (unique in first) (unique in second) (comman)</text:p>
      <text:p text:style-name="Standard"/>
      <text:p text:style-name="Standard">diff : to do the modifications.</text:p>
      <text:p text:style-name="Standard">diff: diff f1 f2(d(deletion)/)</text:p>
      <text:p text:style-name="Standard">to zip : zip (file name)</text:p>
      <text:p text:style-name="Standard"/>
      <text:p text:style-name="Standard">history -&gt; all previous commands</text:p>
      <text:p text:style-name="Standard">env : all the variables of the system.</text:p>
      <text:p text:style-name="Standard">echo $(variable name in caps)</text:p>
      <text:p text:style-name="Standard"/>
      <text:p text:style-name="Standard">chown : change owner</text:p>
      <text:p text:style-name="Standard"/>
      <text:p text:style-name="Standard">cat &gt; f1 we open a new file... ctrl d to quit and save</text:p>
      <text:p text:style-name="Standard">concat: cat f1 f2 f3 this is a temp file and to save it: cat f1 f2 f3 &gt; f4</text:p>
      <text:p text:style-name="Standard">touch is used to creating a blank file</text:p>
      <text:p text:style-name="Standard">cat &gt;&gt; f1(append in the end!)</text:p>
      <text:p text:style-name="Standard"/>
      <text:p text:style-name="Standard">to detect lenght</text:p>
      <text:p text:style-name="Standard"><text:soft-page-break/>wc (Option l/w/c) f1</text:p>
      <text:p text:style-name="Standard">line words char file</text:p>
      <text:p text:style-name="Standard"/>
      <text:p text:style-name="Standard">to copy f1 into f2</text:p>
      <text:p text:style-name="Standard">cp f1 f2</text:p>
      <text:p text:style-name="Standard"/>
      <text:p text:style-name="Standard">rm to remove</text:p>
      <text:p text:style-name="Standard"/>
      <text:p text:style-name="Standard">mv is for renaming</text:p>
      <text:p text:style-name="Standard"/>
      <text:p text:style-name="Standard">pwd is for the path</text:p>
      <text:p text:style-name="Standard"/>
      <text:p text:style-name="Standard">mkdir crating directory (multiple or single name)</text:p>
      <text:p text:style-name="Standard"/>
      <text:p text:style-name="Standard">copy from parent directory: cp ../f3 .</text:p>
      <text:p text:style-name="Standard">cd ..</text:p>
      <text:p text:style-name="Standard"/>
      <text:p text:style-name="Standard">rm * to remove all the files</text:p>
      <text:p text:style-name="Standard">rmdir (name) {the directory must be empty to use this command}</text:p>
      <text:p text:style-name="Standard">to avoid this </text:p>
      <text:p text:style-name="Standard">rm -R (name)</text:p>
      <text:p text:style-name="Standard">rmdir -r (name)</text:p>
      <text:p text:style-name="Standard"/>
      <text:p text:style-name="Standard"/>
      <text:p text:style-name="Standard">to create a shortcut of the command:</text:p>
      <text:p text:style-name="Standard">alias “aa = (command) {this is for temperory session}</text:p>
      <text:p text:style-name="Standard"/>
      <text:p text:style-name="Standard">vi .bashrc : we can create/ make changes in the system{editor}</text:p>
      <text:p text:style-name="Standard"/>
      <text:p text:style-name="Standard">Ctrl is used for </text:p>
      <text:p text:style-name="Standard"/>
      <text:p text:style-name="Standard">Redirection</text:p>
      <text:p text:style-name="Standard">&gt; op</text:p>
      <text:p text:style-name="Standard">&lt; ip</text:p>
      <text:p text:style-name="Standard">2&gt; error redirection</text:p>
      <text:p text:style-name="Standard"/>
      <text:p text:style-name="Standard">Filter :</text:p>
      <text:p text:style-name="Standard">tr translate</text:p>
      <text:p text:style-name="Standard">upper case: tr 'a-z' 'A-Z' &lt; (file name)</text:p>
      <text:p text:style-name="Standard">head file: first 10 lines</text:p>
      <text:p text:style-name="Standard">tail (-c/-l/) file: last 10 lines</text:p>
      <text:p text:style-name="Standard">first and last : cut -d(delimitor)”(delimitor)” -f(field) (field num)</text:p>
      <text:p text:style-name="Standard">sorting of records: sort [-n(for numberic)/-t(delimitor) ”(delimitor)”/-k(for field) num] f1</text:p>
      <text:p text:style-name="Standard">to concat: paste -d “|” f3 f4</text:p>
      <text:p text:style-name="Standard">to find duplicate: uniq f1</text:p>
      <text:p text:style-name="Standard">to trao the op: who|wc -l|tee f5</text:p>
      <text:p text:style-name="Standard">to search the word:</text:p>
      <text:p text:style-name="Standard">grep(general reg expression) [-c(to count)/-n(for line)/-v(exclude)/-i(ignore case)] “pattern” (file) </text:p>
      <text:p text:style-name="Standard">[-e(for multiple patterns)/-f(to consider file as pattern)]</text:p>
      <text:p text:style-name="Standard">to make it permenant use &gt;/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z </meta:initial-creator>
    <meta:creation-date>2015-01-06T16:19:24</meta:creation-date>
    <dc:date>2015-01-06T17:36:57</dc:date>
    <dc:creator>xyz </dc:creator>
    <meta:editing-duration>PT50M2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2" meta:paragraph-count="78" meta:word-count="436" meta:character-count="2227" meta:non-whitespace-character-count="1864"/>
  </office:meta>
</office:document-meta>
</file>